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Stubbing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bingTest.stubbing_argument_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ctStubbingTest.no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bingTest.unused_stubbed_is_not_implicitly_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ctStubbingTest.unused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ctStubbingTes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bingTest.few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StubbingTest.few_verified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ctStubbingTest.stubbed_method_is_implicitly_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